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5541" officeooo:paragraph-rsid="001a5541" style:font-weight-asian="bold" style:font-weight-complex="bold"/>
    </style:style>
    <style:style style:name="P2" style:family="paragraph" style:parent-style-name="Standard">
      <style:text-properties fo:font-weight="bold" officeooo:rsid="0023e984" officeooo:paragraph-rsid="0023e984" style:font-weight-asian="bold" style:font-weight-complex="bold"/>
    </style:style>
    <style:style style:name="P3" style:family="paragraph" style:parent-style-name="Standard">
      <style:text-properties fo:font-weight="bold" officeooo:rsid="001e4e3d" officeooo:paragraph-rsid="001e4e3d" style:font-weight-asian="bold" style:font-weight-complex="bold"/>
    </style:style>
    <style:style style:name="P4" style:family="paragraph" style:parent-style-name="Standard">
      <style:text-properties fo:font-weight="bold" officeooo:rsid="00292395" officeooo:paragraph-rsid="00292395" style:font-weight-asian="bold" style:font-weight-complex="bold"/>
    </style:style>
    <style:style style:name="P5" style:family="paragraph" style:parent-style-name="Standard">
      <style:text-properties fo:font-weight="bold" officeooo:rsid="002ac91a" officeooo:paragraph-rsid="002ac91a" style:font-weight-asian="bold" style:font-weight-complex="bold"/>
    </style:style>
    <style:style style:name="P6" style:family="paragraph" style:parent-style-name="Standard">
      <style:text-properties fo:font-weight="bold" officeooo:rsid="002b16de" officeooo:paragraph-rsid="002b16de" style:font-weight-asian="bold" style:font-weight-complex="bold"/>
    </style:style>
    <style:style style:name="P7" style:family="paragraph" style:parent-style-name="Standard">
      <style:text-properties fo:font-weight="bold" officeooo:rsid="002b188a" officeooo:paragraph-rsid="002b188a" style:font-weight-asian="bold" style:font-weight-complex="bold"/>
    </style:style>
    <style:style style:name="P8" style:family="paragraph" style:parent-style-name="Standard">
      <style:text-properties fo:font-weight="bold" officeooo:rsid="002b188a" officeooo:paragraph-rsid="002cf132" style:font-weight-asian="bold" style:font-weight-complex="bold"/>
    </style:style>
    <style:style style:name="P9" style:family="paragraph" style:parent-style-name="Standard">
      <style:text-properties fo:font-weight="bold" officeooo:rsid="002b188a" officeooo:paragraph-rsid="002f7921" style:font-weight-asian="bold" style:font-weight-complex="bold"/>
    </style:style>
    <style:style style:name="P10" style:family="paragraph" style:parent-style-name="Standard">
      <style:text-properties fo:font-weight="bold" officeooo:rsid="002cf132" officeooo:paragraph-rsid="002cf132" style:font-weight-asian="bold" style:font-weight-complex="bold"/>
    </style:style>
    <style:style style:name="P11" style:family="paragraph" style:parent-style-name="Standard">
      <style:text-properties fo:font-weight="bold" officeooo:rsid="002cf132" officeooo:paragraph-rsid="002dd17e" style:font-weight-asian="bold" style:font-weight-complex="bold"/>
    </style:style>
    <style:style style:name="P12" style:family="paragraph" style:parent-style-name="Standard">
      <style:text-properties fo:font-weight="bold" officeooo:rsid="002cf132" officeooo:paragraph-rsid="002f7921" style:font-weight-asian="bold" style:font-weight-complex="bold"/>
    </style:style>
    <style:style style:name="P13" style:family="paragraph" style:parent-style-name="Standard">
      <style:text-properties fo:font-weight="bold" officeooo:rsid="002f7921" officeooo:paragraph-rsid="002f7921" style:font-weight-asian="bold" style:font-weight-complex="bold"/>
    </style:style>
    <style:style style:name="P14" style:family="paragraph" style:parent-style-name="Standard">
      <style:text-properties fo:font-weight="normal" officeooo:rsid="001a5541" officeooo:paragraph-rsid="001a5541" style:font-weight-asian="normal" style:font-weight-complex="normal"/>
    </style:style>
    <style:style style:name="P15" style:family="paragraph" style:parent-style-name="Standard">
      <style:text-properties fo:font-weight="normal" officeooo:rsid="001a5541" officeooo:paragraph-rsid="001d90b7" style:font-weight-asian="normal" style:font-weight-complex="normal"/>
    </style:style>
    <style:style style:name="P16" style:family="paragraph" style:parent-style-name="Standard">
      <style:text-properties fo:font-weight="normal" officeooo:rsid="001a5541" officeooo:paragraph-rsid="001e4e3d" style:font-weight-asian="normal" style:font-weight-complex="normal"/>
    </style:style>
    <style:style style:name="P17" style:family="paragraph" style:parent-style-name="Standard">
      <style:text-properties fo:font-weight="normal" officeooo:rsid="001a5541" officeooo:paragraph-rsid="00220826" style:font-weight-asian="normal" style:font-weight-complex="normal"/>
    </style:style>
    <style:style style:name="P18" style:family="paragraph" style:parent-style-name="Standard">
      <style:text-properties fo:font-weight="normal" officeooo:rsid="00200e7f" officeooo:paragraph-rsid="00200e7f" style:font-weight-asian="normal" style:font-weight-complex="normal"/>
    </style:style>
    <style:style style:name="P19" style:family="paragraph" style:parent-style-name="Standard">
      <style:text-properties fo:font-weight="normal" officeooo:rsid="0023e984" officeooo:paragraph-rsid="0023e984" style:font-weight-asian="normal" style:font-weight-complex="normal"/>
    </style:style>
    <style:style style:name="P20" style:family="paragraph" style:parent-style-name="Standard">
      <style:text-properties fo:font-weight="normal" officeooo:rsid="002ac91a" officeooo:paragraph-rsid="002ac91a" style:font-weight-asian="normal" style:font-weight-complex="normal"/>
    </style:style>
    <style:style style:name="P21" style:family="paragraph" style:parent-style-name="Standard">
      <style:text-properties fo:font-weight="normal" officeooo:rsid="002b16de" officeooo:paragraph-rsid="002b16de" style:font-weight-asian="normal" style:font-weight-complex="normal"/>
    </style:style>
    <style:style style:name="P22" style:family="paragraph" style:parent-style-name="Standard">
      <style:text-properties fo:font-weight="normal" officeooo:rsid="00292395" officeooo:paragraph-rsid="00292395" style:font-weight-asian="normal" style:font-weight-complex="normal"/>
    </style:style>
    <style:style style:name="P23" style:family="paragraph" style:parent-style-name="Standard">
      <style:text-properties fo:font-weight="normal" officeooo:rsid="002b188a" officeooo:paragraph-rsid="002b188a" style:font-weight-asian="normal" style:font-weight-complex="normal"/>
    </style:style>
    <style:style style:name="P24" style:family="paragraph" style:parent-style-name="Standard">
      <style:text-properties fo:font-weight="normal" officeooo:rsid="002b188a" officeooo:paragraph-rsid="002f7921" style:font-weight-asian="normal" style:font-weight-complex="normal"/>
    </style:style>
    <style:style style:name="P25" style:family="paragraph" style:parent-style-name="Standard">
      <style:text-properties fo:font-weight="normal" officeooo:rsid="002cf132" officeooo:paragraph-rsid="002cf132" style:font-weight-asian="normal" style:font-weight-complex="normal"/>
    </style:style>
    <style:style style:name="P26" style:family="paragraph" style:parent-style-name="Standard">
      <style:text-properties fo:font-weight="normal" officeooo:rsid="002cf132" officeooo:paragraph-rsid="002f7921" style:font-weight-asian="normal" style:font-weight-complex="normal"/>
    </style:style>
    <style:style style:name="P27" style:family="paragraph" style:parent-style-name="Standard">
      <style:text-properties fo:font-weight="normal" officeooo:rsid="002cf132" officeooo:paragraph-rsid="002eacbf" style:font-weight-asian="normal" style:font-weight-complex="normal"/>
    </style:style>
    <style:style style:name="P28" style:family="paragraph" style:parent-style-name="Standard">
      <style:text-properties fo:font-weight="normal" officeooo:rsid="002cf132" officeooo:paragraph-rsid="002dd17e" style:font-weight-asian="normal" style:font-weight-complex="normal"/>
    </style:style>
    <style:style style:name="P29" style:family="paragraph" style:parent-style-name="Standard">
      <style:text-properties fo:font-weight="normal" officeooo:rsid="00303715" officeooo:paragraph-rsid="00303715" style:font-weight-asian="normal" style:font-weight-complex="normal"/>
    </style:style>
    <style:style style:name="P30" style:family="paragraph" style:parent-style-name="Standard">
      <style:paragraph-properties fo:break-before="page"/>
      <style:text-properties fo:font-weight="bold" officeooo:rsid="002b188a" officeooo:paragraph-rsid="002b188a" style:font-weight-asian="bold" style:font-weight-complex="bold"/>
    </style:style>
    <style:style style:name="P31" style:family="paragraph" style:parent-style-name="Standard">
      <style:paragraph-properties fo:break-before="page"/>
      <style:text-properties fo:font-weight="bold" officeooo:rsid="00292395" officeooo:paragraph-rsid="00292395" style:font-weight-asian="bold" style:font-weight-complex="bold"/>
    </style:style>
    <style:style style:name="P32" style:family="paragraph" style:parent-style-name="Standard">
      <style:paragraph-properties fo:break-before="page"/>
      <style:text-properties fo:font-weight="bold" officeooo:rsid="00303715" officeooo:paragraph-rsid="00303715" style:font-weight-asian="bold" style:font-weight-complex="bold"/>
    </style:style>
    <style:style style:name="P33" style:family="paragraph" style:parent-style-name="Standard">
      <style:text-properties fo:font-weight="normal" officeooo:rsid="00303715" officeooo:paragraph-rsid="00303715" style:font-weight-asian="normal" style:font-weight-complex="normal"/>
    </style:style>
    <style:style style:name="P34" style:family="paragraph" style:parent-style-name="Standard">
      <style:text-properties fo:font-weight="normal" officeooo:rsid="00303715" officeooo:paragraph-rsid="00354d42" style:font-weight-asian="normal" style:font-weight-complex="normal"/>
    </style:style>
    <style:style style:name="P35" style:family="paragraph" style:parent-style-name="Standard">
      <style:text-properties fo:font-weight="normal" officeooo:rsid="00303715" officeooo:paragraph-rsid="0036c89a" style:font-weight-asian="normal" style:font-weight-complex="normal"/>
    </style:style>
    <style:style style:name="P36" style:family="paragraph" style:parent-style-name="Standard">
      <style:text-properties fo:font-weight="normal" officeooo:rsid="00303715" officeooo:paragraph-rsid="00382cef" style:font-weight-asian="normal" style:font-weight-complex="normal"/>
    </style:style>
    <style:style style:name="P37" style:family="paragraph" style:parent-style-name="Standard">
      <style:text-properties fo:font-weight="normal" officeooo:rsid="00303715" officeooo:paragraph-rsid="0038f457" style:font-weight-asian="normal" style:font-weight-complex="normal"/>
    </style:style>
    <style:style style:name="P38" style:family="paragraph" style:parent-style-name="Standard">
      <style:text-properties fo:font-weight="normal" officeooo:rsid="0036c89a" officeooo:paragraph-rsid="0036c89a" style:font-weight-asian="normal" style:font-weight-complex="normal"/>
    </style:style>
    <style:style style:name="P39" style:family="paragraph" style:parent-style-name="Standard">
      <style:text-properties fo:font-weight="bold" officeooo:rsid="0036c89a" officeooo:paragraph-rsid="0036c89a" style:font-weight-asian="bold" style:font-weight-complex="bold"/>
    </style:style>
    <style:style style:name="P40" style:family="paragraph" style:parent-style-name="Standard">
      <style:text-properties fo:font-weight="bold" officeooo:rsid="0036c89a" officeooo:paragraph-rsid="003983d5" style:font-weight-asian="bold" style:font-weight-complex="bold"/>
    </style:style>
    <style:style style:name="P41" style:family="paragraph" style:parent-style-name="Standard">
      <style:text-properties fo:font-weight="bold" officeooo:rsid="00382cef" officeooo:paragraph-rsid="00382cef" style:font-weight-asian="bold" style:font-weight-complex="bold"/>
    </style:style>
    <style:style style:name="T1" style:family="text">
      <style:text-properties officeooo:rsid="001d90b7"/>
    </style:style>
    <style:style style:name="T2" style:family="text">
      <style:text-properties officeooo:rsid="001e4e3d"/>
    </style:style>
    <style:style style:name="T3" style:family="text">
      <style:text-properties officeooo:rsid="00200e7f"/>
    </style:style>
    <style:style style:name="T4" style:family="text">
      <style:text-properties officeooo:rsid="00220826"/>
    </style:style>
    <style:style style:name="T5" style:family="text">
      <style:text-properties officeooo:rsid="0024a85e"/>
    </style:style>
    <style:style style:name="T6" style:family="text">
      <style:text-properties officeooo:rsid="0024f22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b188a" style:font-weight-asian="normal" style:font-weight-complex="normal"/>
    </style:style>
    <style:style style:name="T9" style:family="text">
      <style:text-properties fo:font-weight="normal" officeooo:rsid="002b16de" style:font-weight-asian="normal" style:font-weight-complex="normal"/>
    </style:style>
    <style:style style:name="T10" style:family="text">
      <style:text-properties fo:font-weight="normal" officeooo:rsid="002cf132" style:font-weight-asian="normal" style:font-weight-complex="normal"/>
    </style:style>
    <style:style style:name="T11" style:family="text">
      <style:text-properties fo:font-weight="normal" officeooo:rsid="002dd17e" style:font-weight-asian="normal" style:font-weight-complex="normal"/>
    </style:style>
    <style:style style:name="T12" style:family="text">
      <style:text-properties fo:font-weight="normal" officeooo:rsid="002eacbf" style:font-weight-asian="normal" style:font-weight-complex="normal"/>
    </style:style>
    <style:style style:name="T13" style:family="text">
      <style:text-properties fo:font-weight="normal" officeooo:rsid="002f7921" style:font-weight-asian="normal" style:font-weight-complex="normal"/>
    </style:style>
    <style:style style:name="T14" style:family="text">
      <style:text-properties officeooo:rsid="002b188a"/>
    </style:style>
    <style:style style:name="T15" style:family="text">
      <style:text-properties officeooo:rsid="002cf132"/>
    </style:style>
    <style:style style:name="T16" style:family="text">
      <style:text-properties officeooo:rsid="00354d42"/>
    </style:style>
    <style:style style:name="T17" style:family="text">
      <style:text-properties style:font-name="ArialMT" fo:font-size="10pt" style:font-size-asian="10pt"/>
    </style:style>
    <style:style style:name="T18" style:family="text">
      <style:text-properties style:font-name="ArialMT" fo:font-size="10pt" officeooo:rsid="0036c89a" style:font-size-asian="10pt"/>
    </style:style>
    <style:style style:name="T19" style:family="text">
      <style:text-properties style:font-name="ArialMT" fo:font-size="10pt" officeooo:rsid="00382cef" style:font-size-asian="10pt"/>
    </style:style>
    <style:style style:name="T20" style:family="text">
      <style:text-properties style:font-name="ArialMT" fo:font-size="10pt" officeooo:rsid="0038f457" style:font-size-asian="10pt"/>
    </style:style>
    <style:style style:name="T21" style:family="text">
      <style:text-properties style:font-name="ArialMT" fo:font-size="10pt" officeooo:rsid="003c07c1" style:font-size-asian="10pt"/>
    </style:style>
    <style:style style:name="T22" style:family="text">
      <style:text-properties style:font-name="ArialMT" fo:font-size="10pt" fo:font-weight="normal" style:font-size-asian="10pt" style:font-weight-asian="normal" style:font-weight-complex="normal"/>
    </style:style>
    <style:style style:name="T23" style:family="text">
      <style:text-properties style:font-name="ArialMT" fo:font-size="10pt" fo:font-weight="normal" officeooo:rsid="003aef10" style:font-size-asian="10pt" style:font-weight-asian="normal" style:font-weight-complex="normal"/>
    </style:style>
    <style:style style:name="T24" style:family="text">
      <style:text-properties style:font-name="Arial-BoldMT" fo:font-size="10pt" fo:font-weight="normal" style:font-size-asian="10pt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O as UPDI programmer</text:p>
      <text:p text:style-name="P1"/>
      <text:p text:style-name="P1">NVM/UPDI commands </text:p>
      <text:p text:style-name="P1"/>
      <text:p text:style-name="P14"/>
      <text:p text:style-name="P15">UART_Tx (download_SIB)<text:tab/><text:tab/><text:tab/><text:tab/><text:tab/><text:span text:style-name="T1">Data sheet 30.3.3.8</text:span></text:p>
      <text:p text:style-name="P14"><text:tab/><text:span text:style-name="T2">D</text:span>ownload_SIB <text:span text:style-name="T1">is defined as E5</text:span></text:p>
      <text:p text:style-name="P16"><text:tab/><text:span text:style-name="T1">E5 is a key instruction download 128 bytes of SIB data<text:tab/></text:span></text:p>
      <text:p text:style-name="P16"/>
      <text:p text:style-name="P16"/>
      <text:p text:style-name="P3">In subroutine <text:tab/>Erase_code()</text:p>
      <text:p text:style-name="P16"/>
      <text:p text:style-name="P16">send_key(Key_chip_erase);<text:tab/><text:tab/><text:tab/><text:tab/><text:tab/><text:span text:style-name="T2">Initiates a device erase command</text:span></text:p>
      <text:p text:style-name="P16"/>
      <text:p text:style-name="P16">UART_Tx(LCDS | ASI_KEY_STATUS_reg); </text:p>
      <text:p text:style-name="P16"><text:tab/><text:span text:style-name="T2">Downloads the UPDI key status register</text:span></text:p>
      <text:p text:style-name="P16"><text:tab/><text:span text:style-name="T3">If bit 3 is 1 the chip erase command was successful</text:span></text:p>
      <text:p text:style-name="P18">UPDI reset </text:p>
      <text:p text:style-name="P18">UART_Tx(STCS | ASI_Reset_Request_reg);</text:p>
      <text:p text:style-name="P18">UART_Tx(Reset_signature);</text:p>
      <text:p text:style-name="P18"><text:tab/>Sends the reset signature 0x59 to the UPDI register</text:p>
      <text:p text:style-name="P18"><text:tab/>Sending zero releases the rest</text:p>
      <text:p text:style-name="P16"/>
      <text:p text:style-name="P17">UART_Tx(LCDS | ASI_SYS_STATUS_reg);</text:p>
      <text:p text:style-name="P17"><text:tab/><text:span text:style-name="T2">Downloads the UPDI key status register</text:span><text:tab/></text:p>
      <text:p text:style-name="P17"><text:tab/><text:span text:style-name="T4">If bit zero is 0 the device is unlocked</text:span></text:p>
      <text:p text:style-name="P17"/>
      <text:p text:style-name="P2"/>
      <text:p text:style-name="P2"/>
      <text:p text:style-name="P2"/>
      <text:p text:style-name="P2">In subroutine <text:tab/>set_up_NVM_prog()</text:p>
      <text:p text:style-name="P2"/>
      <text:p text:style-name="P19">send_key(Key_NVM_prog);<text:tab/><text:tab/><text:tab/><text:tab/><text:tab/>Initiates NVM programming</text:p>
      <text:p text:style-name="P19"/>
      <text:p text:style-name="P19">UART_Tx(LCDS | ASI_KEY_STATUS_reg);</text:p>
      <text:p text:style-name="P19"><text:tab/><text:span text:style-name="T5">Downloads the UPDI key status register</text:span></text:p>
      <text:p text:style-name="P19"><text:tab/><text:span text:style-name="T5">If bit 4 is one NVM programming key is active</text:span></text:p>
      <text:p text:style-name="P19"/>
      <text:p text:style-name="P19">UART_Tx(LCDS | ASI_SYS_STATUS_reg);</text:p>
      <text:p text:style-name="P19"><text:tab/><text:span text:style-name="T6">Downloads the UPDI system status register</text:span></text:p>
      <text:p text:style-name="P19"><text:tab/><text:span text:style-name="T6">If bit 3 is one NVM programming can start</text:span></text:p>
      <text:p text:style-name="P19"/>
      <text:p text:style-name="P4"/>
      <text:p text:style-name="P31">In subroutine read_out_signature_bytes()</text:p>
      <text:p text:style-name="P22"/>
      <text:p text:style-name="P22">UART_Tx(LDS_from | word_address);</text:p>
      <text:p text:style-name="P22"><text:tab/>Downloads data </text:p>
      <text:p text:style-name="P22"><text:tab/>Must be followed by address of data</text:p>
      <text:p text:style-name="P22"/>
      <text:p text:style-name="P5">Programming flash using isolated STS commands</text:p>
      <text:p text:style-name="P20"/>
      <text:p text:style-name="P20">UART_Tx(STS | word_address);</text:p>
      <text:p text:style-name="P20">Followed by address </text:p>
      <text:p text:style-name="P20">Then waits for AK byte</text:p>
      <text:p text:style-name="P20">Then sends data byte</text:p>
      <text:p text:style-name="P20"/>
      <text:p text:style-name="P6">Subroutine Write_page_to_NVM()</text:p>
      <text:p text:style-name="P21"/>
      <text:p text:style-name="P21">UART_Tx(STS | int_data);<text:tab/><text:tab/><text:tab/><text:tab/><text:tab/><text:span text:style-name="T14">Store integer data command</text:span></text:p>
      <text:p text:style-name="P5"><text:span text:style-name="T7">UART_Tx(NVMCTRL_ADDR_reg);<text:tab/><text:tab/><text:tab/></text:span><text:span text:style-name="T8">Followed by destination address</text:span></text:p>
      <text:p text:style-name="P5"><text:span text:style-name="T7">UART_Tx(NVMCTRL_ADDR_reg &gt;&gt; 8);<text:tab/><text:tab/><text:tab/></text:span><text:span text:style-name="T8">Low and high bytes</text:span></text:p>
      <text:p text:style-name="P23">Receive Ack Pulse</text:p>
      <text:p text:style-name="P23">UART_Tx(PA);<text:tab/><text:tab/><text:tab/><text:tab/><text:tab/><text:tab/>Page address low and high </text:p>
      <text:p text:style-name="P23">UART_Tx(PA &gt;&gt; 8);<text:tab/><text:tab/><text:tab/><text:tab/><text:tab/><text:tab/>bytes to be stored</text:p>
      <text:p text:style-name="P23">Receive Ack pulse</text:p>
      <text:p text:style-name="P23"/>
      <text:p text:style-name="P23"/>
      <text:p text:style-name="P23">UART_Tx(STS | byte_data);<text:tab/><text:tab/><text:tab/><text:tab/><text:tab/>Store data byte command</text:p>
      <text:p text:style-name="P23">UART_Tx(NVMCTRL_CTRLA);<text:tab/><text:tab/><text:tab/><text:tab/>Followed by destination<text:tab/><text:tab/><text:tab/></text:p>
      <text:p text:style-name="P23">UART_Tx(NVMCTRL_CTRLA &gt;&gt; 8);<text:tab/><text:tab/><text:tab/> address. High &amp; low bytes</text:p>
      <text:p text:style-name="P23">Receive Ack pulse</text:p>
      <text:p text:style-name="P23">UART_Tx(WP_cmd);<text:tab/><text:tab/><text:tab/><text:tab/><text:tab/>Send write page command</text:p>
      <text:p text:style-name="P23"><text:s/>Receive Ack pulse</text:p>
      <text:p text:style-name="P7"/>
      <text:p text:style-name="P7"/>
      <text:p text:style-name="P30"><text:span text:style-name="T15">Subroutine</text:span> write_fuse(<text:span text:style-name="T15">)</text:span></text:p>
      <text:p text:style-name="P13"><text:span text:style-name="T7">For this subroutine it was found that </text:span><text:span text:style-name="T8">UART_Tx(STS | int_data) </text:span><text:span text:style-name="T7">would not work properly. It onlr save the lower 8 bits.</text:span></text:p>
      <text:p text:style-name="P13"><text:span text:style-name="T8">UART_Tx(STS | int_data) </text:span><text:span text:style-name="T7">was therefore replace by:</text:span></text:p>
      <text:p text:style-name="P13"><text:span text:style-name="T8">UART_Tx(STS | </text:span><text:span text:style-name="T7">byte</text:span><text:span text:style-name="T8">_data)</text:span></text:p>
      <text:p text:style-name="P13"><text:span text:style-name="T8">UART_Tx(STS | </text:span><text:span text:style-name="T7">byte</text:span><text:span text:style-name="T8">_data)</text:span></text:p>
      <text:p text:style-name="P13"><text:span text:style-name="T8">a</text:span><text:span text:style-name="T7">s follows:</text:span></text:p>
      <text:p text:style-name="P24"/>
      <text:p text:style-name="P24"/>
      <text:p text:style-name="P8"><text:span text:style-name="T9">UART_Tx(STS | byte_data);<text:tab/><text:tab/><text:tab/><text:tab/><text:tab/></text:span><text:span text:style-name="T7">Store data </text:span><text:span text:style-name="T13">byte</text:span><text:span text:style-name="T7"> command<text:tab/><text:tab/> <text:s text:c="30"/></text:span></text:p>
      <text:p text:style-name="P7"><text:span text:style-name="T7">UART_Tx(NVMCTRL_ADDR_reg); <text:s text:c="6"/><text:tab/><text:tab/><text:tab/></text:span><text:span text:style-name="T10">Followed by destination address</text:span><text:span text:style-name="T7"> <text:s text:c="18"/></text:span></text:p>
      <text:p text:style-name="P23">UART_Tx(NVMCTRL_ADDR_reg &gt;&gt; 8);</text:p>
      <text:p text:style-name="P25">Receive Ack pulse</text:p>
      <text:p text:style-name="P10"><text:span text:style-name="T7">UART_Tx(fuse_add); <text:s text:c="31"/><text:tab/><text:tab/><text:tab/>Address of fuse </text:span><text:span text:style-name="T13">low byte</text:span></text:p>
      <text:p text:style-name="P25">Receive Ack pulse</text:p>
      <text:p text:style-name="P25"/>
      <text:p text:style-name="P9"><text:span text:style-name="T9">UART_Tx(STS | byte_data);<text:tab/><text:tab/><text:tab/><text:tab/><text:tab/></text:span><text:span text:style-name="T7">Store data </text:span><text:span text:style-name="T13">byte</text:span><text:span text:style-name="T7"> command<text:tab/><text:tab/> <text:s text:c="30"/></text:span></text:p>
      <text:p text:style-name="P9"><text:span text:style-name="T7">UART_Tx(NVMCTRL_ADDR_reg); <text:s text:c="6"/><text:tab/><text:tab/><text:tab/></text:span><text:span text:style-name="T10">Followed by destination address</text:span><text:span text:style-name="T7"> <text:s text:c="18"/></text:span></text:p>
      <text:p text:style-name="P24">UART_Tx(NVMCTRL_ADDR_reg &gt;&gt; 8);</text:p>
      <text:p text:style-name="P26">Receive Ack pulse</text:p>
      <text:p text:style-name="P12"><text:span text:style-name="T7">UART_Tx(fuse_add </text:span><text:span text:style-name="T13">&gt;&gt; 8</text:span><text:span text:style-name="T7">); <text:s text:c="31"/><text:tab/><text:tab/>Address of fuse </text:span><text:span text:style-name="T13">high byte</text:span></text:p>
      <text:p text:style-name="P26">Receive Ack pulse</text:p>
      <text:p text:style-name="P25"/>
      <text:p text:style-name="P25"/>
      <text:p text:style-name="P25"/>
      <text:p text:style-name="P25">UART_Tx(STS | byte_data);<text:tab/> <text:s text:c="3"/><text:tab/><text:tab/><text:tab/><text:tab/>Store data byte command <text:s text:c="27"/></text:p>
      <text:p text:style-name="P25">UART_Tx(NVMCTRL_DATA_reg); <text:s/><text:tab/><text:tab/><text:tab/>Follow by address <text:s text:c="21"/></text:p>
      <text:p text:style-name="P25">UART_Tx(NVMCTRL_DATA_reg &gt;&gt; 8);</text:p>
      <text:p text:style-name="P25">Receive Ack pulse</text:p>
      <text:p text:style-name="P10"><text:span text:style-name="T7">UART_Tx(value);<text:tab/><text:tab/><text:tab/><text:tab/><text:tab/><text:tab/></text:span><text:span text:style-name="T12">New fuse setting</text:span></text:p>
      <text:p text:style-name="P27">Receive Ack pulse</text:p>
      <text:p text:style-name="P25"/>
      <text:p text:style-name="P25">UART_Tx(STS | byte_data);<text:tab/> <text:s text:c="31"/></text:p>
      <text:p text:style-name="P25">UART_Tx(NVMCTRL_CTRLA); <text:s text:c="19"/></text:p>
      <text:p text:style-name="P25">UART_Tx(NVMCTRL_CTRLA &gt;&gt; 8);</text:p>
      <text:p text:style-name="P28">Receive Ack pulse</text:p>
      <text:p text:style-name="P11"><text:span text:style-name="T7">UART_Tx(cmd_update_fuse); <text:tab/><text:tab/><text:tab/><text:tab/></text:span><text:span text:style-name="T11">Send </text:span><text:span text:style-name="T12">the command to update the fuse</text:span></text:p>
      <text:p text:style-name="P28">Receive Ack pulse</text:p>
      <text:p text:style-name="P32">Block data write to flash<text:tab/>(using repeat command)</text:p>
      <text:p text:style-name="P29"/>
      <text:p text:style-name="P29">UART_Tx(0x55);<text:tab/><text:tab/><text:tab/><text:tab/><text:tab/><text:tab/><text:tab/>//<text:span text:style-name="T16">Setup word pointer</text:span></text:p>
      <text:p text:style-name="P29">UART_Tx(ST | word_pointer);</text:p>
      <text:p text:style-name="P29">UART_Tx(add_in_flash);</text:p>
      <text:p text:style-name="P29">UART_Tx(add_in_flash &gt;&gt; 8);</text:p>
      <text:p text:style-name="P29">UART_Rx();</text:p>
      <text:p text:style-name="P29">Timer_T0_sub(T0_delay_40us);</text:p>
      <text:p text:style-name="P29"/>
      <text:p text:style-name="P29"/>
      <text:p text:style-name="P29">UART_Tx(0x55);<text:tab/><text:tab/><text:tab/><text:tab/><text:tab/><text:tab/><text:tab/>//<text:span text:style-name="T16">Setup repeat operation</text:span></text:p>
      <text:p text:style-name="P29">UART_Tx(setup_repeat_op);</text:p>
      <text:p text:style-name="P29">UART_Tx(block_SZ);</text:p>
      <text:p text:style-name="P29">Timer_T0_sub(T0_delay_40us);</text:p>
      <text:p text:style-name="P29"/>
      <text:p text:style-name="P29"/>
      <text:p text:style-name="P29"/>
      <text:p text:style-name="P29">UART_Tx(0x55);<text:tab/><text:tab/><text:tab/><text:tab/><text:tab/><text:tab/><text:tab/>//<text:span text:style-name="T16">Send data</text:span></text:p>
      <text:p text:style-name="P29">UART_Tx(ST | inc_byte_ptr);</text:p>
      <text:p text:style-name="P34">for(int m = 0; m &lt;= block_SZ; m++)</text:p>
      <text:p text:style-name="P34">{</text:p>
      <text:p text:style-name="P34">if(!(High_byte)){UART_Tx((*cmd_buffer) &gt;&gt; 8);High_byte = 1;}</text:p>
      <text:p text:style-name="P34">else{UART_Tx(*cmd_buffer);cmd_buffer++;</text:p>
      <text:p text:style-name="P34">High_byte = 0; prog_counter += 1;</text:p>
      <text:p text:style-name="P34">}</text:p>
      <text:p text:style-name="P29">UART_Rx();</text:p>
      <text:p text:style-name="P29">Timer_T0_sub(T0_delay_40us);}</text:p>
      <text:p text:style-name="P29"/>
      <text:p text:style-name="P39">Fuse bytes</text:p>
      <text:p text:style-name="P41"><text:span text:style-name="T7">Quote: “</text:span><text:span text:style-name="T24">Note: </text:span><text:span text:style-name="T22">When writing the fuses write all reserved bits to ‘1’.” <text:s text:c="4"/>See section 6.10</text:span></text:p>
      <text:p text:style-name="P39"><text:span text:style-name="T7"/></text:p>
      <text:p text:style-name="P39"><text:span text:style-name="T7">There are fuse bytes for </text:span></text:p>
      <text:p text:style-name="P39"><text:span text:style-name="T22">WDTCFG<text:tab/><text:tab/><text:tab/>watch dog timer</text:span></text:p>
      <text:p text:style-name="P29"><text:span text:style-name="T17">BODCFG<text:tab/><text:tab/><text:tab/></text:span><text:span text:style-name="T18">BOD</text:span></text:p>
      <text:p text:style-name="P29"><text:span text:style-name="T18">OSCCFG<text:tab/><text:tab/><text:tab/>clock</text:span></text:p>
      <text:p text:style-name="P29"><text:span text:style-name="T18">SYSCFG0<text:tab/><text:tab/><text:tab/>system settings</text:span></text:p>
      <text:p text:style-name="P29"><text:span text:style-name="T18">SYSCFG1<text:tab/><text:tab/><text:tab/>SUT</text:span></text:p>
      <text:p text:style-name="P29"><text:span text:style-name="T17">APPEND<text:tab/><text:tab/><text:tab/></text:span><text:span text:style-name="T18">flash partition</text:span></text:p>
      <text:p text:style-name="P29"><text:span text:style-name="T17">BOOTEND<text:tab/><text:tab/><text:tab/></text:span><text:span text:style-name="T18">flash partition</text:span></text:p>
      <text:p text:style-name="P38"><text:span text:style-name="T18">L</text:span><text:span text:style-name="T17">ock bit</text:span></text:p>
      <text:p text:style-name="P29"><text:span text:style-name="T18"/></text:p>
      <text:p text:style-name="P40"><text:span text:style-name="T22">WDTCFG<text:tab/></text:span><text:span text:style-name="T23">Leave as default<text:tab/>WDT under program control</text:span></text:p>
      <text:p text:style-name="P37"><text:span text:style-name="T18"/></text:p>
      <text:p text:style-name="P37"><text:span text:style-name="T18">BODCFG<text:tab/></text:span><text:span text:style-name="T20">leave as default<text:tab/><text:tab/>BOD </text:span><text:span text:style-name="T21">disabled</text:span></text:p>
      <text:p text:style-name="P37"><text:span text:style-name="T18"/></text:p>
      <text:p text:style-name="P37"><text:span text:style-name="T18">OSCCFG<text:tab/></text:span><text:span text:style-name="T20">leave as default<text:tab/><text:tab/>Chip runs at 20MHz with internal clock</text:span></text:p>
      <text:p text:style-name="P36"><text:span text:style-name="T18"/></text:p>
      <text:p text:style-name="P36"><text:span text:style-name="T18">SYSCFG0<text:tab/></text:span><text:span text:style-name="T19">Write as 0x</text:span><text:span text:style-name="T20">F7: No CRC, reset pin is UPDI, Eeprom preserved at chip erase</text:span></text:p>
      <text:p text:style-name="P36"><text:span text:style-name="T20"><text:tab/><text:tab/>note bits 1, 4 and 5 are reserved.</text:span></text:p>
      <text:p text:style-name="P29"><text:span text:style-name="T18"/></text:p>
      <text:p text:style-name="P36"><text:span text:style-name="T18">SYSCFG1<text:tab/></text:span><text:span text:style-name="T19">Leave as default </text:span><text:span text:style-name="T21">(7)</text:span><text:span text:style-name="T19">: 64mS </text:span><text:span text:style-name="T18">SUT. </text:span><text:span text:style-name="T21">Write to 5: 16ms SUT (to test fuse writing subroutine)</text:span></text:p>
      <text:p text:style-name="P29"><text:span text:style-name="T18"/></text:p>
      <text:p text:style-name="P35"><text:span text:style-name="T17">APPEND<text:tab/><text:tab/><text:tab/></text:span></text:p>
      <text:p text:style-name="P35"><text:span text:style-name="T18">BOOTEND<text:tab/>Leave both as default: No flash partitions set up.</text:span></text:p>
      <text:p text:style-name="P29"><text:span text:style-name="T18"/></text:p>
      <text:p text:style-name="P38"><text:span text:style-name="T18">L</text:span><text:span text:style-name="T17">ock bit<text:tab/><text:tab/>Write 0xC5 to leave the device open; zero to lock it.<text:tab/>Always reads as zero.</text:span></text:p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09:26:35.432000000</meta:creation-date>
    <meta:generator>LibreOffice/6.2.8.2$Windows_X86_64 LibreOffice_project/f82ddfca21ebc1e222a662a32b25c0c9d20169ee</meta:generator>
    <dc:date>2021-02-04T15:35:23.545000000</dc:date>
    <meta:editing-duration>PT7H55M57S</meta:editing-duration>
    <meta:editing-cycles>24</meta:editing-cycles>
    <meta:document-statistic meta:table-count="0" meta:image-count="0" meta:object-count="0" meta:page-count="5" meta:paragraph-count="120" meta:word-count="577" meta:character-count="4534" meta:non-whitespace-character-count="3639"/>
  </office:meta>
</office:document-meta>
</file>